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172" officeooo:paragraph-rsid="000b8172"/>
    </style:style>
    <style:style style:name="P2" style:family="paragraph" style:parent-style-name="Standard">
      <style:text-properties officeooo:rsid="000c00d1" officeooo:paragraph-rsid="000c00d1"/>
    </style:style>
    <style:style style:name="P3" style:family="paragraph" style:parent-style-name="Standard">
      <style:text-properties officeooo:rsid="000c02e8" officeooo:paragraph-rsid="000c02e8"/>
    </style:style>
    <style:style style:name="P4" style:family="paragraph" style:parent-style-name="Standard">
      <style:text-properties officeooo:rsid="000c838e" officeooo:paragraph-rsid="000c8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wloks.com/?campaign=awwwards&amp;utm_source=awwwards&amp;utm_medium=cpc&amp;utm_content=footer&amp;utm_campaign=sponsorship" text:style-name="Internet_20_link" text:visited-style-name="Visited_20_Internet_20_Link">http://www.wloks.com/?campaign=awwwards&amp;utm_source=awwwards&amp;utm_medium=cpc&amp;utm_content=footer&amp;utm_campaign=sponsorship</text:a></text:p>
      <text:p text:style-name="P1"/>
      <text:p text:style-name="P2"><text:a xlink:type="simple" xlink:href="https://paper-collective.com/" text:style-name="Internet_20_link" text:visited-style-name="Visited_20_Internet_20_Link">https://paper-collective.com/</text:a></text:p>
      <text:p text:style-name="P2"/>
      <text:p text:style-name="P3">couleur enfants :<text:a xlink:type="simple" xlink:href="https://www.google.fr/search?q=two+dots&amp;client=ubuntu&amp;hs=pqZ&amp;channel=fs&amp;source=lnms&amp;tbm=isch&amp;sa=X&amp;ved=0ahUKEwiEhoKBluDPAhVHfxoKHWPNDokQ_AUICCgB&amp;biw=1375&amp;bih=803" text:style-name="Internet_20_link" text:visited-style-name="Visited_20_Internet_20_Link">https://www.google.fr/search?q=two+dots&amp;client=ubuntu&amp;hs=pqZ&amp;channel=fs&amp;source=lnms&amp;tbm=isch&amp;sa=X&amp;ved=0ahUKEwiEhoKBluDPAhVHfxoKHWPNDokQ_AUICCgB&amp;biw=1375&amp;bih=803</text:a></text:p>
      <text:p text:style-name="P3"/>
      <text:p text:style-name="P3"/>
      <text:p text:style-name="P4">http://www.navigatingresponsibly.dk/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4:18:17.206382384</meta:creation-date>
    <dc:date>2016-10-18T10:16:39.789635049</dc:date>
    <meta:editing-duration>PT18M3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6" meta:character-count="361" meta:non-whitespace-character-count="359"/>
  </office:meta>
</office:document-meta>
</file>